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bold" fo:font-family="'Liberation Sans'" style:font-family-asian="'Liberation Sans'" style:font-family-complex="'Liberation Sans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fo:color="#81d41a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transparent" fo:color="#81d41a"/>
    </style:style>
    <style:style style:name="T2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transparent" fo:color="#81d41a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3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9" style:family="text">
      <style:text-properties fo:font-size="10.00pt" fo:font-weight="normal" fo:font-family="'Liberation Mono'" style:font-family-asian="'Liberation Mono'" style:font-family-complex="'Liberation Mono'" fo:background-color="transparent" fo:color="#ff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transparent" fo:color="#81d41a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fo:color="#c9211e"/>
    </style:style>
    <style:style style:name="T4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49" style:family="text">
      <style:text-properties fo:font-size="10.00pt" fo:font-weight="normal" fo:font-family="'Liberation Mono'" style:font-family-asian="'Liberation Mono'" style:font-family-complex="'Liberation Mono'" fo:background-color="transparent" fo:color="#ff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transparent" fo:color="#81d41a"/>
    </style:style>
    <style:style style:name="T53" style:family="text">
      <style:text-properties fo:font-size="12.00pt" fo:font-weight="bold" fo:font-family="'Liberation Serif'" style:font-family-asian="'Liberation Serif'" style:font-family-complex="'Liberation Serif'" fo:background-color="transparent" fo:color="#ff4000"/>
    </style:style>
    <style:style style:name="T5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00pt" fo:font-weight="normal" fo:font-family="'Liberation Mono'" style:font-family-asian="'Liberation Mono'" style:font-family-complex="'Liberation Mono'" fo:background-color="transparent" fo:color="#00a933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bold" fo:font-family="'Liberation Serif'" style:font-family-asian="'Liberation Serif'" style:font-family-complex="'Liberation Serif'" fo:background-color="transparent" fo:color="#00a933"/>
    </style:style>
    <style:style style:name="T6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0.00pt" fo:font-weight="normal" fo:font-family="'Liberation Mono'" style:font-family-asian="'Liberation Mono'" style:font-family-complex="'Liberation Mono'" fo:background-color="transparent" fo:color="#00a933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bold" fo:font-family="'Liberation Serif'" style:font-family-asian="'Liberation Serif'" style:font-family-complex="'Liberation Serif'" fo:background-color="transparent" fo:color="#00a933"/>
    </style:style>
    <style:style style:name="T7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79" style:family="text">
      <style:text-properties fo:font-size="10.00pt" fo:font-weight="normal" fo:font-family="'Liberation Mono'" style:font-family-asian="'Liberation Mono'" style:font-family-complex="'Liberation Mono'" fo:background-color="transparent" fo:color="#ff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2.00pt" fo:font-weight="bold" fo:font-family="'Liberation Serif'" style:font-family-asian="'Liberation Serif'" style:font-family-complex="'Liberation Serif'" fo:background-color="transparent" fo:color="#00a933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transparent" fo:color="#ff4000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12.00pt" fo:margin-bottom="6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top="12.00pt" fo:margin-bottom="6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top="10.00pt" fo:margin-bottom="6.0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top="10.00pt" fo:margin-bottom="6.00pt"/>
    </style:style>
    <style:style style:name="P12" style:family="paragraph">
      <style:paragraph-properties fo:line-height="100.00%" fo:text-align="left" fo:margin-top="10.00pt" fo:margin-bottom="6.00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top="10.00pt" fo:margin-bottom="6.00p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top="10.00pt" fo:margin-bottom="6.00p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top="10.00pt" fo:margin-bottom="6.00p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top="10.00pt" fo:margin-bottom="6.0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top="10.00pt" fo:margin-bottom="6.00p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top="10.00pt" fo:margin-bottom="6.00p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/>
    </style:style>
  </office:automatic-styles>
  <office:body>
    <office:text>
      <text:p text:style-name="P1"><text:span text:style-name="T1">Suite de Test para Sumar WEB</text:span></text:p>
      <text:p text:style-name="P2"><text:span text:style-name="T2"/></text:p>
      <text:p text:style-name="P2"><text:span text:style-name="T3">versión: 0,1</text:span></text:p>
      <text:p text:style-name="P2"><text:span text:style-name="T4"/></text:p>
      <text:p text:style-name="P3"><text:span text:style-name="T5">Fundamentos de la suite de prueba</text:span></text:p>
      <text:p text:style-name="P4"><text:span text:style-name="T6">Evaluar el funcionamiento del programa Sumar</text:span></text:p>
      <text:p text:style-name="P4"><text:span text:style-name="T7"/></text:p>
      <text:p text:style-name="P5"><text:span text:style-name="T8">Check List</text:span></text:p>
      <text:p text:style-name="P6"><text:span text:style-name="T9">Ejecutar la siguientes pruebas en el programa Sumar, Ejecutar todas las pruebas en<text:s/></text:span><text:a xlink:href="http://localhost/sumar/"><text:span text:style-name="T10">http://localhost/sumar/</text:span></text:a><text:span text:style-name="T11"/></text:p>
      <text:p text:style-name="P6"><text:span text:style-name="T11"/></text:p>
      <text:p text:style-name="P7"><text:span text:style-name="T12">0-Testear funcionamiento de XAMPP</text:span></text:p>
      <text:p text:style-name="P8"><text:span text:style-name="T13">Fundamentos: Verificar que el programa XAMPP este funcionando y el modulo</text:span></text:p>
      <text:p text:style-name="P8"><text:span text:style-name="T13">Apache se encuentre corriendo</text:span></text:p>
      <text:p text:style-name="P8"><text:span text:style-name="T13"/></text:p>
      <text:p text:style-name="P9"><draw:frame text:anchor-type="as-char" svg:width="149.49mm" svg:height="25.14mm" style:rel-width="scale" style:rel-height="scale"><draw:object-ole xlink:href="OleObj1"/><draw:image xlink:href="ObjectReplacements/OleObj1"/></draw:frame><text:span text:style-name="T13"/></text:p>
      <text:p text:style-name="P9"><draw:frame text:anchor-type="as-char" svg:width="89.96mm" svg:height="5.03mm" style:rel-width="scale" style:rel-height="scale"><draw:object-ole xlink:href="OleObj2"/><draw:image xlink:href="ObjectReplacements/OleObj2"/></draw:frame><text:span text:style-name="T14"/></text:p>
      <text:p text:style-name="P9"><text:span text:style-name="T14"/></text:p>
      <text:p text:style-name="P10"><text:span text:style-name="T15">Se espera que este en funcionamiento</text:span><text:span text:style-name="T16"/></text:p>
      <text:p text:style-name="P10"><text:span text:style-name="T17">OK</text:span><text:span text:style-name="T18"/></text:p>
      <text:p text:style-name="P11"><text:span text:style-name="T19">1-Testear Programa con un parámetros de entrada</text:span></text:p>
      <text:p text:style-name="P11"><text:span text:style-name="T20">Fundamentos: Verificar ingreso de parámetros incorrectos</text:span></text:p>
      <text:p text:style-name="P12"><draw:frame text:anchor-type="as-char" svg:width="69.06mm" svg:height="20.11mm" style:rel-width="scale" style:rel-height="scale"><draw:object-ole xlink:href="OleObj3"/><draw:image xlink:href="ObjectReplacements/OleObj3"/></draw:frame><text:span text:style-name="T20"/></text:p>
      <text:p text:style-name="P13"><text:span text:style-name="T20">Se espera<text:s/></text:span><text:span text:style-name="T21">Fatal error</text:span><text:span text:style-name="T22"/></text:p>
      <text:p text:style-name="P13"><text:span text:style-name="T23">OK</text:span></text:p>
      <text:p text:style-name="P14"><text:span text:style-name="T24">2-Testear Programa con dos parámetros de entrada</text:span></text:p>
      <text:p text:style-name="P15"><text:span text:style-name="T25"/></text:p>
      <text:p text:style-name="P15"><text:span text:style-name="T26">Fundamentos: Verificar ingreso de parámetros incorrectos</text:span></text:p>
      <text:p text:style-name="P15"><text:span text:style-name="T27"/></text:p>
      <text:p text:style-name="P15"><text:span text:style-name="T28"><text:tab/></text:span></text:p>
      <text:p text:style-name="P16"><draw:frame text:anchor-type="as-char" svg:width="70.38mm" svg:height="22.23mm" style:rel-width="scale" style:rel-height="scale"><draw:object-ole xlink:href="OleObj4"/><draw:image xlink:href="ObjectReplacements/OleObj4"/></draw:frame><text:span text:style-name="T28"/></text:p>
      <text:p text:style-name="P16"><text:span text:style-name="T28"/></text:p>
      <text:p text:style-name="P17"><text:span text:style-name="T29"/></text:p>
      <text:p text:style-name="P17"><text:span text:style-name="T30">Se espera la suma de los parámetros de entrada</text:span></text:p>
      <text:p text:style-name="P17"><text:span text:style-name="T31">OK</text:span></text:p>
      <text:p text:style-name="P17"><text:span text:style-name="T32"/></text:p>
      <text:p text:style-name="P18"><text:span text:style-name="T33">3- Testear Programa con parámetros de entrada no numéricos</text:span></text:p>
      <text:p text:style-name="P19"><text:span text:style-name="T34"/></text:p>
      <text:p text:style-name="P19"><text:span text:style-name="T35">Fundamentos: Verificar ingreso de parámetros incorrectos</text:span></text:p>
      <text:p text:style-name="P19"><text:span text:style-name="T36"/></text:p>
      <text:p text:style-name="P19"><text:span text:style-name="T37"><text:tab/></text:span></text:p>
      <text:p text:style-name="P20"><draw:frame text:anchor-type="as-char" svg:width="69.32mm" svg:height="18.26mm" style:rel-width="scale" style:rel-height="scale"><draw:object-ole xlink:href="OleObj5"/><draw:image xlink:href="ObjectReplacements/OleObj5"/></draw:frame><text:span text:style-name="T37"/></text:p>
      <text:p text:style-name="P21"><text:span text:style-name="T38">intentar colocar la palabra hola en cualquiera de los cuadros</text:span><text:span text:style-name="T39"/></text:p>
      <text:p text:style-name="P21"><text:span text:style-name="T40"/></text:p>
      <text:p text:style-name="P21"><text:span text:style-name="T41">Se espera no poder colocar ningun caracter que no sea numerico</text:span></text:p>
      <text:p text:style-name="P21"><text:span text:style-name="T42">OK</text:span><text:span text:style-name="T43"/></text:p>
      <text:p text:style-name="P22"><text:span text:style-name="T44">4- Testear Programa con parámetros de entrada no entero</text:span></text:p>
      <text:p text:style-name="P23"><text:span text:style-name="T45"/></text:p>
      <text:p text:style-name="P23"><text:span text:style-name="T46">Fundamentos: Verificar ingreso de parámetros incorrectos</text:span></text:p>
      <text:p text:style-name="P23"><text:span text:style-name="T47"/></text:p>
      <text:p text:style-name="P23"><text:span text:style-name="T48"><text:tab/></text:span><text:span text:style-name="T49"/></text:p>
      <text:p text:style-name="P24"><draw:frame text:anchor-type="as-char" svg:width="70.11mm" svg:height="21.43mm" style:rel-width="scale" style:rel-height="scale"><draw:object-ole xlink:href="OleObj6"/><draw:image xlink:href="ObjectReplacements/OleObj6"/></draw:frame><text:span text:style-name="T49"/></text:p>
      <text:p text:style-name="P25"><text:span text:style-name="T50"/></text:p>
      <text:p text:style-name="P25"><text:span text:style-name="T51">Se espera no poder colocar ningun caracter que no sea entero pidiendo que se coloque el entero mas cercano</text:span></text:p>
      <text:p text:style-name="P25"><text:span text:style-name="T51"/></text:p>
      <text:p text:style-name="P26"><draw:frame text:anchor-type="as-char" svg:width="129.12mm" svg:height="12.44mm" style:rel-width="scale" style:rel-height="scale"><draw:object-ole xlink:href="OleObj7"/><draw:image xlink:href="ObjectReplacements/OleObj7"/></draw:frame><text:span text:style-name="T51"/></text:p>
      <text:p text:style-name="P27"><text:span text:style-name="T51"/></text:p>
      <text:p text:style-name="P27"><text:span text:style-name="T52">OK</text:span><text:span text:style-name="T53"/></text:p>
      <text:p text:style-name="P28"><text:span text:style-name="T54">5- Testear Programa con parámetros de entrada neutros</text:span></text:p>
      <text:p text:style-name="P29"><text:span text:style-name="T55"/></text:p>
      <text:p text:style-name="P29"><text:span text:style-name="T56">Fundamentos: Verificar ingreso de parámetros neutro</text:span></text:p>
      <text:p text:style-name="P29"><text:span text:style-name="T57"/></text:p>
      <text:p text:style-name="P29"><text:span text:style-name="T58"><text:tab/></text:span></text:p>
      <text:p text:style-name="P30"><draw:frame text:anchor-type="as-char" svg:width="69.06mm" svg:height="18.26mm" style:rel-width="scale" style:rel-height="scale"><draw:object-ole xlink:href="OleObj8"/><draw:image xlink:href="ObjectReplacements/OleObj8"/></draw:frame><text:span text:style-name="T58"/></text:p>
      <text:p text:style-name="P31"><text:span text:style-name="T59"/></text:p>
      <text:p text:style-name="P31"><text:span text:style-name="T60">Se espera la suma de los<text:s/></text:span><text:span text:style-name="T61">parámetros de entrada</text:span><text:span text:style-name="T62"/></text:p>
      <text:p text:style-name="P31"><text:span text:style-name="T63">OK</text:span></text:p>
      <text:p text:style-name="P32"><text:span text:style-name="T64">6- Testear Programa con parámetros de entrada negativos</text:span></text:p>
      <text:p text:style-name="P33"><text:span text:style-name="T65"/></text:p>
      <text:p text:style-name="P33"><text:span text:style-name="T66">Fundamentos: Verificar ingreso de parámetros incorrectos</text:span></text:p>
      <text:p text:style-name="P33"><text:span text:style-name="T67"/></text:p>
      <text:p text:style-name="P33"><text:span text:style-name="T68"><text:tab/></text:span></text:p>
      <text:p text:style-name="P34"><draw:frame text:anchor-type="as-char" svg:width="68.79mm" svg:height="17.73mm" style:rel-width="scale" style:rel-height="scale"><draw:object-ole xlink:href="OleObj9"/><draw:image xlink:href="ObjectReplacements/OleObj9"/></draw:frame><text:span text:style-name="T68"/></text:p>
      <text:p text:style-name="P35"><text:span text:style-name="T68"/></text:p>
      <text:p text:style-name="P35"><text:span text:style-name="T69"/></text:p>
      <text:p text:style-name="P35"><text:span text:style-name="T70">Se espera la suma de los<text:s/></text:span><text:span text:style-name="T71">parámetros de entrada</text:span><text:span text:style-name="T72"/></text:p>
      <text:p text:style-name="P35"><text:span text:style-name="T73">OK</text:span></text:p>
      <text:p text:style-name="P36"><text:span text:style-name="T74">7- Testear Programa con desbordamiento en números enteros</text:span></text:p>
      <text:p text:style-name="P37"><text:span text:style-name="T75"/></text:p>
      <text:p text:style-name="P37"><text:span text:style-name="T76">Fundamentos: Verificar ingreso de parámetros incorrectos</text:span></text:p>
      <text:p text:style-name="P37"><text:span text:style-name="T77"/></text:p>
      <text:p text:style-name="P37"><text:span text:style-name="T78"><text:tab/></text:span><text:span text:style-name="T79"/></text:p>
      <text:p text:style-name="P38"><draw:frame text:anchor-type="as-char" svg:width="69.59mm" svg:height="17.73mm" style:rel-width="scale" style:rel-height="scale"><draw:object-ole xlink:href="OleObj10"/><draw:image xlink:href="ObjectReplacements/OleObj10"/></draw:frame><text:span text:style-name="T79"/></text:p>
      <text:p text:style-name="P39"><text:span text:style-name="T79"/></text:p>
      <text:p text:style-name="P39"><text:span text:style-name="T80"/></text:p>
      <text:p text:style-name="P40"><text:span text:style-name="T81">Se espera la suma de los<text:s/></text:span><text:span text:style-name="T82">parámetros de entrada</text:span><text:span text:style-name="T83"/></text:p>
      <text:p text:style-name="P41"><text:span text:style-name="T84">OK</text:span><text:span text:style-name="T8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